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</table:table-row>
        <table:table-row table:style-name="ro2">
          <table:table-cell table:style-name="ce2"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table:number-columns-repeated="3"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formula="of:=AVERAGE([.B3:.K3])" office:value-type="float" office:value="-2.6">
            <text:p>-2,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AVERAGE([.B4:.K4])" office:value-type="float" office:value="-1.3">
            <text:p>-1,3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1.2">
            <text:p>-1,2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.2">
            <text:p>-1,2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">
            <text:p>-0,3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0.5">
            <text:p>-0,5</text:p>
          </table:table-cell>
        </table:table-row>
        <table:table-row table:style-name="ro2">
          <table:table-cell office:value-type="string">
            <text:p>Исходный 500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0.1">
            <text:p>-0,1</text:p>
          </table:table-cell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Default"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number-columns-repeated="2" office:value-type="float" office:value="-2">
            <text:p>-2</text:p>
          </table:table-cell>
          <table:table-cell table:number-columns-repeated="3"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style-name="Default"/>
        </table:table-row>
        <table:table-row table:style-name="ro2">
          <table:table-cell table:style-name="Default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Default"/>
        </table:table-row>
        <table:table-row table:style-name="ro2">
          <table:table-cell table:style-name="Default" table:number-columns-repeated="4"/>
          <table:table-cell table:style-name="Default">
            <draw:frame table:end-cell-address="Лист1.N33" table:end-x="1.558cm" table:end-y="0.066cm" draw:z-index="0" draw:style-name="gr1" svg:width="11.149cm" svg:height="8.999cm" svg:x="0.101cm" svg:y="0.1cm">
              <draw:object draw:notify-on-update-of-ranges="Лист1.A4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.02.2012</text:date>, <text:time>15:35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2-01T15:35:43.33</dc:date>
    <meta:editing-duration>PT00H09M19S</meta:editing-duration>
    <meta:editing-cycles>6</meta:editing-cycles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5cm" svg:height="9cm" xlink:href=".." chart:class="chart:line" chart:style-name="ch1">
        <chart:title svg:x="0.548cm" svg:y="0.181cm" chart:style-name="ch2">
          <text:p>Скаларное квантование; Англ. тест.; Англ. трен. </text:p>
        </chart:title>
        <chart:plot-area chart:style-name="ch3" table:cell-range-address="Лист1.A4:Лист1.A8 Лист1.L3:Лист1.L8" chart:data-source-has-labels="column" svg:x="0.245cm" svg:y="0.864cm" svg:width="10.682cm" svg:height="7.977cm">
          <chart:axis chart:dimension="x" chart:name="primary-x" chart:style-name="ch4">
            <chart:title svg:x="3.305cm" svg:y="8.423cm" chart:style-name="ch5">
              <text:p>Вносимая битовая скорость, бит/с</text:p>
            </chart:title>
            <chart:categories table:cell-range-address="Лист1.A4:Лист1.A8"/>
          </chart:axis>
          <chart:axis chart:dimension="y" chart:name="primary-y" chart:style-name="ch4">
            <chart:title svg:x="0.224cm" svg:y="5.016cm" chart:style-name="ch6">
              <text:p>CMOS</text:p>
            </chart:title>
            <chart:grid chart:style-name="ch7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 text:id="Лист1.A4:Лист1.A8">2000</text:p>
              </table:table-cell>
              <table:table-cell office:value-type="float" office:value="-2.6">
                <text:p text:id="Лист1.L3:Лист1.L8">-2.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